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formula="of:=1/59" office:value-type="float" office:value="0.0169491525423729" calcext:value-type="float">
            <text:p>0.0169491525</text:p>
          </table:table-cell>
          <table:table-cell table:formula="of:=1/58" office:value-type="float" office:value="0.0172413793103448" calcext:value-type="float">
            <text:p>0.0172413793</text:p>
          </table:table-cell>
          <table:table-cell table:formula="of:=1/57" office:value-type="float" office:value="0.0175438596491228" calcext:value-type="float">
            <text:p>0.0175438596</text:p>
          </table:table-cell>
          <table:table-cell table:formula="of:=1/56" office:value-type="float" office:value="0.0178571428571429" calcext:value-type="float">
            <text:p>0.0178571429</text:p>
          </table:table-cell>
          <table:table-cell table:formula="of:=1/55" office:value-type="float" office:value="0.0181818181818182" calcext:value-type="float">
            <text:p>0.0181818182</text:p>
          </table:table-cell>
          <table:table-cell table:formula="of:=1/54" office:value-type="float" office:value="0.0185185185185185" calcext:value-type="float">
            <text:p>0.0185185185</text:p>
          </table:table-cell>
          <table:table-cell table:formula="of:=1/53" office:value-type="float" office:value="0.0188679245283019" calcext:value-type="float">
            <text:p>0.0188679245</text:p>
          </table:table-cell>
        </table:table-row>
      </table:table>
      <table:table table:name="12-21-2016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12-24-2016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</table:table>
      <table:table table:name="12-28-2016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</table:table>
      <table:table table:name="12-31-2016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</table:table>
      <table:table table:name="1-4-2017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-7-2017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9:26.367583412</meta:creation-date>
    <dc:date>2017-01-04T20:05:33.605039654</dc:date>
    <meta:editing-duration>PT29M56S</meta:editing-duration>
    <meta:editing-cycles>3</meta:editing-cycles>
    <meta:generator>LibreOffice/5.1.4.2$Linux_X86_64 LibreOffice_project/10m0$Build-2</meta:generator>
    <meta:document-statistic meta:table-count="7" meta:cell-count="139" meta:object-count="0"/>
  </office:meta>
</office:document-meta>
</file>